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10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5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8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9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0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29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4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1.657cm" fo:padding-top="0.137cm" fo:padding-bottom="0.137cm" fo:padding-left="0.262cm" fo:padding-right="0.262cm"/>
      <style:paragraph-properties style:writing-mode="lr-tb"/>
    </style:style>
    <style:style style:name="gr50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  <style:paragraph-properties style:writing-mode="lr-tb"/>
    </style:style>
    <style:style style:name="gr5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5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4-02-27">Feb 27, 2024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e Server 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/48</text:span></text:p>
            <text:p text:style-name="P6"><text:span text:style-name="T3">E5/4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/3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o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0" draw:text-style-name="P7" draw:layer="layout" svg:width="1.603cm" svg:height="1.319cm" svg:x="12.576cm" svg:y="7.659cm">
          <draw:text-box>
            <text:p text:style-name="P11"><text:span text:style-name="T3">E3/7/1</text:span><text:span text:style-name="T3"><text:line-break/></text:span><text:span text:style-name="T3">E6/3/1</text:span><text:span text:style-name="T3"><text:line-break/></text:span><text:span text:style-name="T3">E6/26/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3" draw:text-style-name="P5" draw:layer="layout" svg:width="4.064cm" svg:height="0.838cm" svg:x="22.663cm" svg:y="4.76cm">
          <text:p text:style-name="P4"><text:span text:style-name="T2">Integris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4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3" draw:text-style-name="P5" draw:layer="layout" svg:width="4.064cm" svg:height="0.838cm" svg:x="20.197cm" svg:y="1.302cm">
          <text:p text:style-name="P4"><text:span text:style-name="T2">Integris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5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6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6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7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8" draw:text-style-name="P1" draw:layer="layout" draw:type="line" svg:x1="2.202cm" svg:y1="19.95cm" svg:x2="3.726cm" svg:y2="19.95cm" svg:d="M2202 19950h1524" svg:viewBox="0 0 1525 1">
          <text:p/>
        </draw:connector>
        <draw:connector draw:style-name="gr39" draw:text-style-name="P1" draw:layer="layout" draw:type="line" svg:x1="2.202cm" svg:y1="20.304cm" svg:x2="3.726cm" svg:y2="20.304cm" svg:d="M2202 20304h1524" svg:viewBox="0 0 1525 1">
          <text:p/>
        </draw:connector>
        <draw:connector draw:style-name="gr40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1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2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3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5" draw:text-style-name="P7" draw:layer="layout" svg:width="1.797cm" svg:height="1.319cm" svg:x="11.36cm" svg:y="2.125cm">
          <draw:text-box>
            <text:p text:style-name="P12"><text:span text:style-name="T4">Hu1/0/32</text:span><text:span text:style-name="T4"><text:line-break/></text:span><text:span text:style-name="T3">Hu1/0/31</text:span></text:p>
            <text:p text:style-name="P6"><text:span text:style-name="T3">Hu1/0/30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6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7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48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49" draw:text-style-name="P5" draw:layer="layout" svg:width="2.181cm" svg:height="0.838cm" svg:x="17.764cm" svg:y="1.302cm">
          <text:p text:style-name="P4"><text:span text:style-name="T2">South Front</text:span><text:span text:style-name="T2"><text:line-break/></text:span><text:span text:style-name="T2">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3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xml:id="id21" draw:id="id21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xml:id="id20" draw:id="id20" draw:layer="layout" svg:width="2.181cm" svg:height="0.838cm" svg:x="13.264cm" svg:y="1.302cm">
          <text:p text:style-name="P4"><text:span text:style-name="T2">NOC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6" draw:layer="layout" draw:line-skew="-1.218cm -0.919cm" svg:x1="14.354cm" svg:y1="2.14cm" svg:x2="14.497cm" svg:y2="6.524cm" draw:start-shape="id20" draw:start-glue-point="2" draw:end-shape="id21" draw:end-glue-point="3" svg:d="M14354 2140v765h-1289v3619h1432" svg:viewBox="0 0 1433 4385">
          <text:p/>
        </draw:connector>
        <draw:frame draw:style-name="gr51" draw:text-style-name="P7" draw:layer="layout" svg:width="1.336cm" svg:height="0.607cm" svg:x="13.301cm" svg:y="5.98cm">
          <draw:text-box>
            <text:p text:style-name="P6"><text:span text:style-name="T3">E33/1</text:span></text:p>
          </draw:text-box>
        </draw:frame>
        <draw:connector draw:style-name="gr11" draw:text-style-name="P1" draw:layer="layout" draw:type="line" svg:x1="11.231cm" svg:y1="1.912cm" svg:x2="12.792cm" svg:y2="9.362cm" svg:d="M11231 1912l1561 7450" svg:viewBox="0 0 1562 7451">
          <text:p/>
        </draw:connector>
        <draw:connector draw:style-name="gr11" draw:text-style-name="P1" draw:layer="layout" draw:type="line" svg:x1="10.832cm" svg:y1="1.912cm" svg:x2="12.393cm" svg:y2="9.362cm" svg:d="M10832 1912l1561 7450" svg:viewBox="0 0 1562 7451">
          <text:p/>
        </draw:connector>
        <draw:custom-shape draw:style-name="gr52" draw:text-style-name="P5" draw:layer="layout" svg:width="2.66cm" svg:height="0.838cm" svg:x="10.405cm" svg:y="1.302cm">
          <text:p text:style-name="P4"><text:span text:style-name="T2">Fiber Minnesota</text:span></text:p>
          <text:p text:style-name="P4"><text:span text:style-name="T2">Cisco 9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layout" svg:width="14.799cm" svg:height="1.295cm" svg:x="5.191cm" svg:y="8.905cm">
          <text:p text:style-name="P4"><text:span text:style-name="T5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0-14T10:17:46.094000000</meta:creation-date>
    <dc:date>2024-02-27T14:38:14.423679850</dc:date>
    <meta:editing-duration>PT5H58M</meta:editing-duration>
    <meta:editing-cycles>155</meta:editing-cycles>
    <meta:generator>LibreOffice/7.3.7.2$Linux_X86_64 LibreOffice_project/30$Build-2</meta:generator>
    <meta:document-statistic meta:object-count="111"/>
  </office:meta>
</office:document-meta>
</file>